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F0000034E915B5973.jpg"/>
  <manifest:file-entry manifest:media-type="image/png" manifest:full-path="Pictures/1000020000000099000001DD6621E5DD.png"/>
  <manifest:file-entry manifest:media-type="image/png" manifest:full-path="Pictures/100002000000009E000001A53F0ADE50.png"/>
  <manifest:file-entry manifest:media-type="image/png" manifest:full-path="Pictures/1000020000000054000000F1BF962005.png"/>
  <manifest:file-entry manifest:media-type="image/png" manifest:full-path="Pictures/1000020000000029000000A16439D4CE.png"/>
  <manifest:file-entry manifest:media-type="image/png" manifest:full-path="Pictures/100002000000002F000001A508801993.png"/>
  <manifest:file-entry manifest:media-type="image/png" manifest:full-path="Pictures/100002000000009700000290E918C23B.png"/>
  <manifest:file-entry manifest:media-type="image/png" manifest:full-path="Pictures/100002000000004200000327A37BC55A.png"/>
  <manifest:file-entry manifest:media-type="image/png" manifest:full-path="Pictures/1000020000000068000000BC5B540325.png"/>
  <manifest:file-entry manifest:media-type="image/png" manifest:full-path="Pictures/10000200000000F2000001CF612703A9.png"/>
  <manifest:file-entry manifest:media-type="image/png" manifest:full-path="Pictures/1000020000000024000000900AF310E6.png"/>
  <manifest:file-entry manifest:media-type="image/png" manifest:full-path="Pictures/1000020000000032000001A40CECF715.png"/>
  <manifest:file-entry manifest:media-type="image/png" manifest:full-path="Pictures/10000200000000750000018E620F7C7E.png"/>
  <manifest:file-entry manifest:media-type="image/png" manifest:full-path="Pictures/1000020000000057000001A5C749A4A7.png"/>
  <manifest:file-entry manifest:media-type="image/png" manifest:full-path="Pictures/10000200000000250000012F386ABC45.png"/>
  <manifest:file-entry manifest:media-type="image/png" manifest:full-path="Pictures/10000200000000D90000035C8FFE00FB.png"/>
  <manifest:file-entry manifest:media-type="image/png" manifest:full-path="Pictures/1000020000000037000003ABB868E20B.png"/>
  <manifest:file-entry manifest:media-type="image/png" manifest:full-path="Pictures/100002000000005900000141CA1768D1.png"/>
  <manifest:file-entry manifest:media-type="image/png" manifest:full-path="Pictures/10000200000000270000016BAC1BC080.png"/>
  <manifest:file-entry manifest:media-type="image/png" manifest:full-path="Pictures/100002000000005400000457A983AD55.png"/>
  <manifest:file-entry manifest:media-type="image/png" manifest:full-path="Pictures/100002000000008D000004447BD0F3A5.png"/>
  <manifest:file-entry manifest:media-type="image/png" manifest:full-path="Pictures/100002000000002800000168ED6F260E.png"/>
  <manifest:file-entry manifest:media-type="image/png" manifest:full-path="Pictures/100002000000005D0000041A9D017513.png"/>
  <manifest:file-entry manifest:media-type="image/png" manifest:full-path="Pictures/1000020000000027000000EFA8674CD5.png"/>
  <manifest:file-entry manifest:media-type="image/png" manifest:full-path="Pictures/1000020000000099000001DC42FAC844.png"/>
  <manifest:file-entry manifest:media-type="image/png" manifest:full-path="Pictures/10000200000000410000037B92B810DD.png"/>
  <manifest:file-entry manifest:media-type="image/png" manifest:full-path="Pictures/10000200000000950000028BCC627521.png"/>
  <manifest:file-entry manifest:media-type="image/png" manifest:full-path="Pictures/1000020000000029000000F1CF179DCD.png"/>
  <manifest:file-entry manifest:media-type="image/png" manifest:full-path="Pictures/10000200000000540000010C62706135.png"/>
  <manifest:file-entry manifest:media-type="image/png" manifest:full-path="Pictures/1000020000000027000000800D8FCBF6.png"/>
  <manifest:file-entry manifest:media-type="image/png" manifest:full-path="Pictures/100002000000042C00000903457483D5.png"/>
  <manifest:file-entry manifest:media-type="image/png" manifest:full-path="Pictures/1000020000000023000000F85CCE24A5.png"/>
  <manifest:file-entry manifest:media-type="image/png" manifest:full-path="Pictures/100002000000002C000001DE5B0DB2E1.png"/>
  <manifest:file-entry manifest:media-type="image/jpeg" manifest:full-path="Pictures/100000000000050F0000034EB7762238.jpg"/>
  <manifest:file-entry manifest:media-type="image/png" manifest:full-path="Pictures/100002000000005A000003C24A4DF891.png"/>
  <manifest:file-entry manifest:media-type="image/png" manifest:full-path="Pictures/10000200000000E1000002EFE0163DB4.png"/>
  <manifest:file-entry manifest:media-type="image/png" manifest:full-path="Pictures/100002000000007A0000020D7A8715D7.png"/>
  <manifest:file-entry manifest:media-type="image/png" manifest:full-path="Pictures/100002000000009E000004318A89A3C3.png"/>
  <manifest:file-entry manifest:media-type="image/png" manifest:full-path="Pictures/100002000000005D00000181633E6F59.png"/>
  <manifest:file-entry manifest:media-type="image/png" manifest:full-path="Pictures/100002000000003B000002AFE88A39E2.png"/>
  <manifest:file-entry manifest:media-type="image/png" manifest:full-path="Pictures/10000200000000C2000004268EA5F2E7.png"/>
  <manifest:file-entry manifest:media-type="image/png" manifest:full-path="Pictures/10000200000000A8000000AB503CD055.png"/>
  <manifest:file-entry manifest:media-type="image/png" manifest:full-path="Pictures/1000020000000044000002AAA331441D.png"/>
  <manifest:file-entry manifest:media-type="image/png" manifest:full-path="Pictures/10000200000000500000015B9195D8B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</office:automatic-styles>
  <office:body>
    <office:drawing>
      <draw:page draw:name="page1" draw:style-name="dp1" draw:master-page-name="master-page3">
        <draw:frame draw:style-name="gr1" draw:layer="layout" svg:width="32.893cm" svg:height="21.488cm" svg:x="0cm" svg:y="0.084cm">
          <draw:image xlink:href="Pictures/100000000000050F0000034E915B5973.jpg" xlink:type="simple" xlink:show="embed" xlink:actuate="onLoad">
            <text:p/>
          </draw:image>
        </draw:frame>
        <draw:frame draw:style-name="gr1" draw:layer="layout" svg:width="0.33cm" svg:height="2.023cm" svg:x="0.651cm" svg:y="1.354cm">
          <draw:image xlink:href="Pictures/1000020000000027000000EFA8674CD5.png" xlink:type="simple" xlink:show="embed" xlink:actuate="onLoad">
            <text:p/>
          </draw:image>
        </draw:frame>
        <draw:frame draw:style-name="gr1" draw:layer="layout" svg:width="0.499cm" svg:height="5.816cm" svg:x="3.632cm" svg:y="1.422cm">
          <draw:image xlink:href="Pictures/100002000000003B000002AFE88A39E2.png" xlink:type="simple" xlink:show="embed" xlink:actuate="onLoad">
            <text:p/>
          </draw:image>
        </draw:frame>
        <draw:frame draw:style-name="gr1" draw:layer="layout" svg:width="1.642cm" svg:height="8.991cm" svg:x="7.823cm" svg:y="1.498cm">
          <draw:image xlink:href="Pictures/10000200000000C2000004268EA5F2E7.png" xlink:type="simple" xlink:show="embed" xlink:actuate="onLoad">
            <text:p/>
          </draw:image>
        </draw:frame>
        <draw:frame draw:style-name="gr1" draw:layer="layout" svg:width="1.295cm" svg:height="4.03cm" svg:x="5.334cm" svg:y="1.507cm">
          <draw:image xlink:href="Pictures/1000020000000099000001DC42FAC844.png" xlink:type="simple" xlink:show="embed" xlink:actuate="onLoad">
            <text:p/>
          </draw:image>
        </draw:frame>
        <draw:frame draw:style-name="gr1" draw:layer="layout" svg:width="1.295cm" svg:height="4.038cm" svg:x="9.728cm" svg:y="1.507cm">
          <draw:image xlink:href="Pictures/1000020000000099000001DD6621E5DD.png" xlink:type="simple" xlink:show="embed" xlink:actuate="onLoad">
            <text:p/>
          </draw:image>
        </draw:frame>
        <draw:frame draw:style-name="gr1" draw:layer="layout" svg:width="1.337cm" svg:height="9.084cm" svg:x="11.15cm" svg:y="1.507cm">
          <draw:image xlink:href="Pictures/100002000000009E000004318A89A3C3.png" xlink:type="simple" xlink:show="embed" xlink:actuate="onLoad">
            <text:p/>
          </draw:image>
        </draw:frame>
        <draw:frame draw:style-name="gr1" draw:layer="layout" svg:width="0.762cm" svg:height="8.144cm" svg:x="14.833cm" svg:y="1.507cm">
          <draw:image xlink:href="Pictures/100002000000005A000003C24A4DF891.png" xlink:type="simple" xlink:show="embed" xlink:actuate="onLoad">
            <text:p/>
          </draw:image>
        </draw:frame>
        <draw:frame draw:style-name="gr1" draw:layer="layout" svg:width="0.55cm" svg:height="7.543cm" svg:x="13.462cm" svg:y="1.549cm">
          <draw:image xlink:href="Pictures/10000200000000410000037B92B810DD.png" xlink:type="simple" xlink:show="embed" xlink:actuate="onLoad">
            <text:p/>
          </draw:image>
        </draw:frame>
        <draw:frame draw:style-name="gr1" draw:layer="layout" svg:width="1.193cm" svg:height="9.245cm" svg:x="23.342cm" svg:y="1.608cm">
          <draw:image xlink:href="Pictures/100002000000008D000004447BD0F3A5.png" xlink:type="simple" xlink:show="embed" xlink:actuate="onLoad">
            <text:p/>
          </draw:image>
        </draw:frame>
        <draw:frame draw:style-name="gr1" draw:layer="layout" svg:width="0.787cm" svg:height="3.259cm" svg:x="24.883cm" svg:y="1.625cm">
          <draw:image xlink:href="Pictures/100002000000005D00000181633E6F59.png" xlink:type="simple" xlink:show="embed" xlink:actuate="onLoad">
            <text:p/>
          </draw:image>
        </draw:frame>
        <draw:frame draw:style-name="gr1" draw:layer="layout" svg:width="0.372cm" svg:height="4.047cm" svg:x="27.482cm" svg:y="1.651cm">
          <draw:image xlink:href="Pictures/100002000000002C000001DE5B0DB2E1.png" xlink:type="simple" xlink:show="embed" xlink:actuate="onLoad">
            <text:p/>
          </draw:image>
        </draw:frame>
        <draw:frame draw:style-name="gr1" draw:layer="layout" svg:width="0.296cm" svg:height="2.099cm" svg:x="28.067cm" svg:y="1.659cm">
          <draw:image xlink:href="Pictures/1000020000000023000000F85CCE24A5.png" xlink:type="simple" xlink:show="embed" xlink:actuate="onLoad">
            <text:p/>
          </draw:image>
        </draw:frame>
        <draw:frame draw:style-name="gr1" draw:layer="layout" svg:width="0.33cm" svg:height="3.073cm" svg:x="28.566cm" svg:y="1.684cm">
          <draw:image xlink:href="Pictures/10000200000000270000016BAC1BC080.png" xlink:type="simple" xlink:show="embed" xlink:actuate="onLoad">
            <text:p/>
          </draw:image>
        </draw:frame>
        <draw:frame draw:style-name="gr1" draw:layer="layout" svg:width="0.304cm" svg:height="1.219cm" svg:x="29.133cm" svg:y="1.701cm">
          <draw:image xlink:href="Pictures/1000020000000024000000900AF310E6.png" xlink:type="simple" xlink:show="embed" xlink:actuate="onLoad">
            <text:p/>
          </draw:image>
        </draw:frame>
        <draw:frame draw:style-name="gr1" draw:layer="layout" svg:width="1.837cm" svg:height="7.281cm" svg:x="15.561cm" svg:y="2.624cm">
          <draw:image xlink:href="Pictures/10000200000000D90000035C8FFE00FB.png" xlink:type="simple" xlink:show="embed" xlink:actuate="onLoad">
            <text:p/>
          </draw:image>
        </draw:frame>
        <draw:frame draw:style-name="gr1" draw:layer="layout" svg:width="0.711cm" svg:height="2.269cm" svg:x="31.081cm" svg:y="3.378cm">
          <draw:image xlink:href="Pictures/10000200000000540000010C62706135.png" xlink:type="simple" xlink:show="embed" xlink:actuate="onLoad">
            <text:p/>
          </draw:image>
        </draw:frame>
        <draw:frame draw:style-name="gr1" draw:layer="layout" svg:width="0.711cm" svg:height="9.406cm" svg:x="17.932cm" svg:y="3.581cm">
          <draw:image xlink:href="Pictures/100002000000005400000457A983AD55.png" xlink:type="simple" xlink:show="embed" xlink:actuate="onLoad">
            <text:p/>
          </draw:image>
        </draw:frame>
        <draw:frame draw:style-name="gr1" draw:layer="layout" svg:width="0.423cm" svg:height="3.556cm" svg:x="17.424cm" svg:y="6.35cm">
          <draw:image xlink:href="Pictures/1000020000000032000001A40CECF715.png" xlink:type="simple" xlink:show="embed" xlink:actuate="onLoad">
            <text:p/>
          </draw:image>
        </draw:frame>
        <draw:frame draw:style-name="gr1" draw:layer="layout" svg:width="0.677cm" svg:height="2.937cm" svg:x="31.038cm" svg:y="6.358cm">
          <draw:image xlink:href="Pictures/10000200000000500000015B9195D8BF.png" xlink:type="simple" xlink:show="embed" xlink:actuate="onLoad">
            <text:p/>
          </draw:image>
        </draw:frame>
        <draw:frame draw:style-name="gr1" draw:layer="layout" svg:width="0.397cm" svg:height="3.564cm" svg:x="25.146cm" svg:y="6.502cm">
          <draw:image xlink:href="Pictures/100002000000002F000001A508801993.png" xlink:type="simple" xlink:show="embed" xlink:actuate="onLoad">
            <text:p/>
          </draw:image>
        </draw:frame>
        <draw:frame draw:style-name="gr1" draw:layer="layout" svg:width="0.99cm" svg:height="3.369cm" svg:x="29.514cm" svg:y="9.99cm">
          <draw:image xlink:href="Pictures/10000200000000750000018E620F7C7E.png" xlink:type="simple" xlink:show="embed" xlink:actuate="onLoad">
            <text:p/>
          </draw:image>
        </draw:frame>
        <draw:frame draw:style-name="gr1" draw:layer="layout" svg:width="0.787cm" svg:height="8.89cm" svg:x="0cm" svg:y="11.099cm">
          <draw:image xlink:href="Pictures/100002000000005D0000041A9D017513.png" xlink:type="simple" xlink:show="embed" xlink:actuate="onLoad">
            <text:p/>
          </draw:image>
        </draw:frame>
        <draw:frame draw:style-name="gr1" draw:layer="layout" svg:width="1.261cm" svg:height="5.511cm" svg:x="4.191cm" svg:y="11.15cm">
          <draw:image xlink:href="Pictures/10000200000000950000028BCC627521.png" xlink:type="simple" xlink:show="embed" xlink:actuate="onLoad">
            <text:p/>
          </draw:image>
        </draw:frame>
        <draw:frame draw:style-name="gr1" draw:layer="layout" svg:width="0.558cm" svg:height="6.832cm" svg:x="3.378cm" svg:y="11.159cm">
          <draw:image xlink:href="Pictures/100002000000004200000327A37BC55A.png" xlink:type="simple" xlink:show="embed" xlink:actuate="onLoad">
            <text:p/>
          </draw:image>
        </draw:frame>
        <draw:frame draw:style-name="gr1" draw:layer="layout" svg:width="1.278cm" svg:height="5.554cm" svg:x="9.186cm" svg:y="11.184cm">
          <draw:image xlink:href="Pictures/100002000000009700000290E918C23B.png" xlink:type="simple" xlink:show="embed" xlink:actuate="onLoad">
            <text:p/>
          </draw:image>
        </draw:frame>
        <draw:frame draw:style-name="gr1" draw:layer="layout" svg:width="2.048cm" svg:height="3.92cm" svg:x="14.427cm" svg:y="11.252cm">
          <draw:image xlink:href="Pictures/10000200000000F2000001CF612703A9.png" xlink:type="simple" xlink:show="embed" xlink:actuate="onLoad">
            <text:p/>
          </draw:image>
        </draw:frame>
        <draw:frame draw:style-name="gr1" draw:layer="layout" svg:width="0.736cm" svg:height="3.564cm" svg:x="24.705cm" svg:y="11.379cm">
          <draw:image xlink:href="Pictures/1000020000000057000001A5C749A4A7.png" xlink:type="simple" xlink:show="embed" xlink:actuate="onLoad">
            <text:p/>
          </draw:image>
        </draw:frame>
        <draw:frame draw:style-name="gr1" draw:layer="layout" svg:width="1.337cm" svg:height="3.564cm" svg:x="26.289cm" svg:y="11.404cm">
          <draw:image xlink:href="Pictures/100002000000009E000001A53F0ADE50.png" xlink:type="simple" xlink:show="embed" xlink:actuate="onLoad">
            <text:p/>
          </draw:image>
        </draw:frame>
        <draw:frame draw:style-name="gr1" draw:layer="layout" svg:width="0.313cm" svg:height="2.565cm" svg:x="27.829cm" svg:y="11.413cm">
          <draw:image xlink:href="Pictures/10000200000000250000012F386ABC45.png" xlink:type="simple" xlink:show="embed" xlink:actuate="onLoad">
            <text:p/>
          </draw:image>
        </draw:frame>
        <draw:frame draw:style-name="gr1" draw:layer="layout" svg:width="0.338cm" svg:height="3.048cm" svg:x="28.312cm" svg:y="11.43cm">
          <draw:image xlink:href="Pictures/100002000000002800000168ED6F260E.png" xlink:type="simple" xlink:show="embed" xlink:actuate="onLoad">
            <text:p/>
          </draw:image>
        </draw:frame>
        <draw:frame draw:style-name="gr1" draw:layer="layout" svg:width="0.465cm" svg:height="7.95cm" svg:x="28.769cm" svg:y="11.43cm">
          <draw:image xlink:href="Pictures/1000020000000037000003ABB868E20B.png" xlink:type="simple" xlink:show="embed" xlink:actuate="onLoad">
            <text:p/>
          </draw:image>
        </draw:frame>
        <draw:frame draw:style-name="gr1" draw:layer="layout" svg:width="0.88cm" svg:height="1.591cm" svg:x="16.84cm" svg:y="12.327cm">
          <draw:image xlink:href="Pictures/1000020000000068000000BC5B540325.png" xlink:type="simple" xlink:show="embed" xlink:actuate="onLoad">
            <text:p/>
          </draw:image>
        </draw:frame>
        <draw:frame draw:style-name="gr1" draw:layer="layout" svg:width="0.575cm" svg:height="5.774cm" svg:x="17.83cm" svg:y="13.106cm">
          <draw:image xlink:href="Pictures/1000020000000044000002AAA331441D.png" xlink:type="simple" xlink:show="embed" xlink:actuate="onLoad">
            <text:p/>
          </draw:image>
        </draw:frame>
        <draw:frame draw:style-name="gr1" draw:layer="layout" svg:width="0.753cm" svg:height="2.717cm" svg:x="24.561cm" svg:y="16.256cm">
          <draw:image xlink:href="Pictures/100002000000005900000141CA1768D1.png" xlink:type="simple" xlink:show="embed" xlink:actuate="onLoad">
            <text:p/>
          </draw:image>
        </draw:frame>
        <draw:frame draw:style-name="gr1" draw:layer="layout" svg:width="1.032cm" svg:height="4.445cm" svg:x="30.124cm" svg:y="16.543cm">
          <draw:image xlink:href="Pictures/100002000000007A0000020D7A8715D7.png" xlink:type="simple" xlink:show="embed" xlink:actuate="onLoad">
            <text:p/>
          </draw:image>
        </draw:frame>
        <draw:frame draw:style-name="gr1" draw:layer="layout" svg:width="0.347cm" svg:height="1.363cm" svg:x="29.641cm" svg:y="17.712cm">
          <draw:image xlink:href="Pictures/1000020000000029000000A16439D4CE.png" xlink:type="simple" xlink:show="embed" xlink:actuate="onLoad">
            <text:p/>
          </draw:image>
        </draw:frame>
      </draw:page>
      <draw:page draw:name="page2" draw:style-name="dp1" draw:master-page-name="master-page3">
        <draw:frame draw:style-name="gr1" draw:layer="layout" svg:width="32.893cm" svg:height="21.488cm" svg:x="0cm" svg:y="0.084cm">
          <draw:image xlink:href="Pictures/100000000000050F0000034EB7762238.jpg" xlink:type="simple" xlink:show="embed" xlink:actuate="onLoad">
            <text:p/>
          </draw:image>
        </draw:frame>
        <draw:frame draw:style-name="gr1" draw:layer="layout" svg:width="9.042cm" svg:height="19.532cm" svg:x="22.199cm" svg:y="0.364cm">
          <draw:image xlink:href="Pictures/100002000000042C00000903457483D5.png" xlink:type="simple" xlink:show="embed" xlink:actuate="onLoad">
            <text:p/>
          </draw:image>
        </draw:frame>
        <draw:frame draw:style-name="gr1" draw:layer="layout" svg:width="0.711cm" svg:height="2.04cm" svg:x="4.919cm" svg:y="9.372cm">
          <draw:image xlink:href="Pictures/1000020000000054000000F1BF962005.png" xlink:type="simple" xlink:show="embed" xlink:actuate="onLoad">
            <text:p/>
          </draw:image>
        </draw:frame>
        <draw:frame draw:style-name="gr1" draw:layer="layout" svg:width="1.905cm" svg:height="6.358cm" svg:x="6.366cm" svg:y="10.312cm">
          <draw:image xlink:href="Pictures/10000200000000E1000002EFE0163DB4.png" xlink:type="simple" xlink:show="embed" xlink:actuate="onLoad">
            <text:p/>
          </draw:image>
        </draw:frame>
        <draw:frame draw:style-name="gr1" draw:layer="layout" svg:width="0.347cm" svg:height="2.04cm" svg:x="28.448cm" svg:y="17.526cm">
          <draw:image xlink:href="Pictures/1000020000000029000000F1CF179DCD.png" xlink:type="simple" xlink:show="embed" xlink:actuate="onLoad">
            <text:p/>
          </draw:image>
        </draw:frame>
        <draw:frame draw:style-name="gr1" draw:layer="layout" svg:width="1.422cm" svg:height="1.447cm" svg:x="6.604cm" svg:y="17.686cm">
          <draw:image xlink:href="Pictures/10000200000000A8000000AB503CD055.png" xlink:type="simple" xlink:show="embed" xlink:actuate="onLoad">
            <text:p/>
          </draw:image>
        </draw:frame>
        <draw:frame draw:style-name="gr1" draw:layer="layout" svg:width="0.33cm" svg:height="1.083cm" svg:x="30.522cm" svg:y="18.779cm">
          <draw:image xlink:href="Pictures/1000020000000027000000800D8FCB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44"/>
    <meta:generator>OpenOffice/4.0.1$Win32 OpenOffice.org_project/401m5$Build-9714</meta:generator>
  </office:meta>
</office:document-meta>
</file>